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justify"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fo:margin-left="0cm" fo:margin-right="0cm" fo:text-indent="0cm" style:auto-text-indent="false">
        <style:tab-stops>
          <style:tab-stop style:position="17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
      <text:h text:style-name="P2" text:outline-level="2"/>
      <text:h text:style-name="P2" text:outline-level="2"/>
      <text:h text:style-name="P2" text:outline-level="2">Ciclo</text:h>
      <text:h text:style-name="P2" text:outline-level="2"><text:s/>Administración de Sistemas Informáticos en Red</text:h>
      <text:p text:style-name="Text_20_body"/>
      <text:h text:style-name="P2" text:outline-level="2">Proyecto</text:h>
      <text:h text:style-name="P2" text:outline-level="2"><text:s/>Software MDM (Mobile Device Management)</text:h>
      <text:p text:style-name="Text_20_body"/>
      <text:h text:style-name="P2" text:outline-level="2">Alumno</text:h>
      <text:h text:style-name="P2" text:outline-level="2">Ernesto Álvarez Siles</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6">Portada <text:tab/>1</text:p>
          <text:p text:style-name="P5">Introducción y justificación<text:tab/>3</text:p>
          <text:p text:style-name="P5">Objetivos<text:tab/>3</text:p>
          <text:p text:style-name="P5">Análisis del contexto<text:tab/>3</text:p>
          <text:p text:style-name="P5">Desarrollo del contenido<text:tab/>3</text:p>
          <text:p text:style-name="P5">Conclusión y valoración personal<text:tab/>3</text:p>
          <text:p text:style-name="P5">Bibliografía y fuentes de consulta<text:tab/>3</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Introducción y justificación</text:h>
      <text:p text:style-name="P4"><text:tab/>La proliferación y el uso de forma común de dispositivos móviles (teléfonos inteligentes, tabletas...) <text:s/>por parte de la mayoría de la población y la diversidad de aplicaciones que hoy en día existen para dichos dispositivos, permiten darle un uso intensivo por parte de los usuarios en los más diversos escenarios, tanto de ocio como de trabajo o en los estudios. </text:p>
      <text:p text:style-name="P4"><text:tab/>En el ámbito empresarial han visto en estos dispositivos y sus aplicaciones una oportunidad de ayudar a aumentar la productividad de los empleados. En empresas con un número significativo de empleados que utilicen este tipo de aparatos en su trabajo diario, se hace engorrosa la tarea de actualizar dichos dispositivos con nuevas versiones o con nuevas aplicaciones si se hace de uno en uno. Por lo tanto, sería conveniente la ayuda de algún tipo de aplicación que permita la actualización e instalación masiva de aplicaciones a distancia y en todos los dispositivos a la vez o a elección del administrador. </text:p>
      <text:h text:style-name="P1" text:outline-level="1">Objetivos</text:h>
      <text:p text:style-name="P4"><text:tab/>El objetivo de este proyecto es averiguar las prestaciones de dichas aplicaciones, denominadas MDM (Mobile Device Management), realizar una comparativa teniendo en cuenta varios parámetros y que dicho estudio nos ayude a decidir cual de ellas nos convendría más usar en nuestro ámbito concreto y según nuestras necesidades. </text:p>
      <text:h text:style-name="Heading_20_1" text:outline-level="1">Análisis del contexto</text:h>
      <text:p text:style-name="P4"><text:tab/>En el mercado actual existen una gran cantidad de estas aplicaciones de los tipos más diversos (gratuitas, de pago, con períodos de prueba) y con diferentes prestaciones (geolocalización, selección, instalación y actualización de aplicaciones, sincronización de archivos, etc.). Algunas empresas incluso han aprovechado esta diversificación para sacar sus propias líneas de producto que han denominado EMM (Enterprise Mobile Management). </text:p>
      <text:h text:style-name="P1" text:outline-level="1">Desarrollo del contenido</text:h>
      <text:p text:style-name="P4"/>
      <text:h text:style-name="Heading_20_1" text:outline-level="1">Conclusión y valoración personal</text:h>
      <text:h text:style-name="Heading_20_1" text:outline-level="1">Bibliografía y fuentes de consult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6-04-27T18:24:42.81</meta:creation-date>
    <dc:date>2016-04-29T21:00:38.41</dc:date>
    <meta:editing-duration>PT27H16M40S</meta:editing-duration>
    <meta:editing-cycles>9</meta:editing-cycles>
    <meta:generator>OpenOffice.org/3.0$Win32 OpenOffice.org_project/300m9$Build-9358</meta:generator>
    <meta:document-statistic meta:table-count="0" meta:image-count="0" meta:object-count="0" meta:page-count="3" meta:paragraph-count="24" meta:word-count="333" meta:character-count="2202"/>
    <meta:user-defined meta:name="Información 1"/>
    <meta:user-defined meta:name="Información 2"/>
    <meta:user-defined meta:name="Información 3"/>
    <meta:user-defined meta:name="Información 4"/>
  </office:meta>
</office:document-meta>
</file>